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2.05cm" fo:min-width="9.4cm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95cm" fo:min-width="9.4cm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2.728cm" fo:min-width="3.378cm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2.818cm" fo:min-width="2.568cm"/>
    </style:style>
    <style:style style:name="gr9" style:family="graphic" style:parent-style-name="standard">
      <style:graphic-properties svg:stroke-color="#3465a4" draw:textarea-horizontal-align="justify" draw:textarea-vertical-align="middle" draw:auto-grow-height="false" fo:min-height="3.27cm" fo:min-width="5.2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9cm" svg:height="2.3cm" svg:x="4.2cm" svg:y="12.5cm">
          <text:p text:style-name="P1">Natural Language Understand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9cm" svg:height="2.2cm" svg:x="4.2cm" svg:y="17.8cm">
          <text:p text:style-name="P1">Natural Language Generatio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9.15cm" svg:y1="14.8cm" svg:x2="9.15cm" svg:y2="17.8cm" draw:start-shape="id1" draw:start-glue-point="2" draw:end-shape="id2" svg:d="M9150 14800v3000" svg:viewBox="0 0 1 3001">
          <text:p/>
        </draw:connector>
        <draw:frame draw:style-name="gr4" draw:text-style-name="P3" draw:layer="layout" svg:width="3.6cm" svg:height="1cm" svg:x="10.6cm" svg:y="15.8cm">
          <draw:text-box>
            <text:p/>
          </draw:text-box>
        </draw:frame>
        <draw:frame draw:style-name="gr4" draw:text-style-name="P3" draw:layer="layout" svg:width="3.2cm" svg:height="1cm" svg:x="15.3cm" svg:y="13.5cm">
          <draw:text-box>
            <text:p>STAGE 1</text:p>
          </draw:text-box>
        </draw:frame>
        <draw:frame draw:style-name="gr5" draw:text-style-name="P3" draw:layer="layout" svg:width="3.2cm" svg:height="0.962cm" svg:x="15.5cm" svg:y="18.438cm">
          <draw:text-box>
            <text:p>STAGE 2</text:p>
          </draw:text-box>
        </draw:frame>
        <draw:frame draw:style-name="gr6" draw:text-style-name="P3" draw:layer="layout" svg:width="0.502cm" svg:height="0.962cm" svg:x="20cm" svg:y="19.7cm">
          <draw:text-box>
            <text:p/>
          </draw:text-box>
        </draw:frame>
        <draw:custom-shape draw:style-name="gr7" draw:text-style-name="P1" xml:id="id4" draw:id="id4" draw:layer="layout" svg:width="4.2cm" svg:height="3.3cm" svg:x="3.2cm" svg:y="6.2cm">
          <text:p text:style-name="P1">DOCUMENT</text:p>
          <text:p text:style-name="P1">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xml:id="id3" draw:id="id3" draw:layer="layout" svg:width="3.4cm" svg:height="3.4cm" svg:x="11.7cm" svg:y="6cm">
          <text:p text:style-name="P1">QU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13.4cm" svg:y1="9.4cm" svg:x2="9.15cm" svg:y2="12.5cm" draw:start-shape="id3" draw:start-glue-point="2" draw:end-shape="id1" draw:end-glue-point="0" svg:d="M13400 9400l-4250 3100" svg:viewBox="0 0 4251 3101">
          <text:p/>
        </draw:connector>
        <draw:connector draw:style-name="gr3" draw:text-style-name="P2" draw:layer="layout" draw:type="line" svg:x1="5.3cm" svg:y1="9.5cm" svg:x2="9.15cm" svg:y2="12.5cm" draw:start-shape="id4" draw:start-glue-point="2" draw:end-shape="id1" draw:end-glue-point="0" svg:d="M5300 9500l3850 3000" svg:viewBox="0 0 3851 3001">
          <text:p/>
        </draw:connector>
        <draw:custom-shape draw:style-name="gr9" draw:text-style-name="P1" xml:id="id5" draw:id="id5" draw:layer="layout" svg:width="6.1cm" svg:height="3.9cm" svg:x="6.1cm" svg:y="23.1cm">
          <text:p text:style-name="P1">SET</text:p>
          <text:p text:style-name="P1">OF</text:p>
          <text:p text:style-name="P1">RELEVENT</text:p>
          <text:p text:style-name="P1">QUES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9.15cm" svg:y1="20cm" svg:x2="9.15cm" svg:y2="23.1cm" draw:start-shape="id2" draw:start-glue-point="2" draw:end-shape="id5" svg:d="M9150 20000v3100" svg:viewBox="0 0 1 3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1T17:22:55.800466601</meta:creation-date>
    <dc:date>2019-11-21T17:33:58.429339050</dc:date>
    <meta:editing-duration>PT52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